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oaderUtils.loadClass( String theClassName , Class theRefer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LoaderUtils.loadClassFromWebappClassLoader( String theClassName , Class theRefer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oaderUtils.loadClassFromContextClassLoader( String the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LoaderUtils.loadPropertyResourceBundle( String theName , Class theReferr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